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style:font-name="Times New Roman" fo:font-size="12pt" style:font-size-asian="12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text-properties style:font-name="Times New Roman" fo:font-size="12pt" style:font-size-asian="12pt" style:font-size-complex="12pt"/>
    </style:style>
    <style:style style:name="P9" style:family="paragraph" style:parent-style-name="Azione_20_sistema">
      <style:text-properties style:font-name="Times New Roman" fo:font-size="12pt" style:font-size-asian="12pt" style:font-size-complex="12pt"/>
    </style:style>
    <style:style style:name="P10" style:family="paragraph" style:parent-style-name="Azione_20_attore">
      <style:text-properties style:font-name="Times New Roman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Richiesta tirocinant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Impiegato asil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deve accedere al sistema ed essere riconosciuto come Impiegato asilo.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1008040747" text:style-name="Numerazione_20_UC">
              <text:list-item text:start-value="1">
                <text:p text:style-name="P10">L'utente entra nell'area per fare la richiesta di un tirocinante.</text:p>
              </text:list-item>
              <text:list-item>
                <text:p text:style-name="P9">Il sistema mostra il form per la richiesta</text:p>
              </text:list-item>
              <text:list-item>
                <text:p text:style-name="P10">L'utente immette i dati di richiesta (la data, l'orario, il numero di tirocinanti richiesti, descrizione dell'evento) e li sottomette al sistema. </text:p>
              </text:list-item>
              <text:list-item>
                <text:p text:style-name="P9">Il sistema riceve la richiesta, la invia a scienze della formazione.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l sistema, alla conferma da parte dell'utente, visualizza un messaggio di <text:s/>richiesta confermata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5">Il sistema mostra messaggio d'errore che spiega il tipo d'errore riscontrato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L'impiegato riceve la lista dei tirocinanti o il messaggio d'errore entro 20 secondi.</text:p>
          </table:table-cell>
        </table:table-row>
      </table:table>
      <text:p text:style-name="P6">UC_M_8: Invio richiesta di un tirocinante a scienze della formazi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1:43:10.89</meta:creation-date>
    <meta:editing-duration>PT1M54S</meta:editing-duration>
    <meta:editing-cycles>10</meta:editing-cycles>
    <meta:generator>LibreOffice/3.5$Linux_X86_64 LibreOffice_project/350m1$Build-2</meta:generator>
    <dc:date>2012-10-29T13:25:51</dc:date>
    <meta:document-statistic meta:table-count="1" meta:image-count="0" meta:object-count="0" meta:page-count="1" meta:paragraph-count="20" meta:word-count="135" meta:character-count="587" meta:non-whitespace-character-count="796"/>
  </office:meta>
</office:document-meta>
</file>